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cm" draw:marker-start-width="0.05cm" draw:marker-end-width="0.05cm" draw:fill="none" draw:textarea-horizontal-align="left" draw:textarea-vertical-align="middle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9cm" svg:height="1.9cm" svg:x="20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cm" svg:height="1.9cm" svg:x="16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cm" svg:height="1.9cm" svg:x="24.0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cm" svg:height="1.9cm" svg:x="7.001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9cm" svg:height="1.9cm" svg:x="11.00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9cm" svg:height="1.9cm" svg:x="15.00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9cm" svg:height="1.9cm" svg:x="18.00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9cm" svg:height="1.9cm" svg:x="22.00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cm" svg:height="1.9cm" svg:x="13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9cm" svg:height="1.9cm" svg:x="19.002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9cm" svg:height="1.9cm" svg:x="26.002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9cm" svg:height="1.9cm" svg:x="30.003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9cm" svg:height="1.9cm" svg:x="34.003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0cm" svg:y1="3.05cm" svg:x2="16.95cm" svg:y2="6.101cm" draw:start-shape="id1" draw:start-glue-point="6" draw:end-shape="id2" draw:end-glue-point="4" svg:d="M20000 3050c-2034 0-3050 1017-3050 3051">
          <text:p/>
        </draw:connector>
        <draw:connector draw:style-name="gr2" draw:text-style-name="P1" draw:layer="layout" draw:type="curve" svg:x1="21.9cm" svg:y1="3.05cm" svg:x2="24.951cm" svg:y2="6.101cm" draw:start-shape="id1" draw:start-glue-point="10" draw:end-shape="id3" draw:end-glue-point="4" svg:d="M21900 3050c2034 0 3051 1017 3051 3051">
          <text:p/>
        </draw:connector>
        <draw:connector draw:style-name="gr2" draw:text-style-name="P1" draw:layer="layout" draw:type="curve" svg:x1="16.95cm" svg:y1="8.001cm" svg:x2="13.951cm" svg:y2="10.101cm" draw:start-shape="id2" draw:start-glue-point="8" draw:end-shape="id4" draw:end-glue-point="4" svg:d="M16950 8001c0 1576-2999 527-2999 2100">
          <text:p/>
        </draw:connector>
        <draw:connector draw:style-name="gr2" draw:text-style-name="P1" draw:layer="layout" draw:type="curve" svg:x1="16.95cm" svg:y1="8.001cm" svg:x2="19.952cm" svg:y2="10.101cm" draw:start-shape="id2" draw:start-glue-point="8" draw:end-shape="id5" draw:end-glue-point="4" svg:d="M16950 8001c0 1576 3002 527 3002 2100">
          <text:p/>
        </draw:connector>
        <draw:connector draw:style-name="gr2" draw:text-style-name="P1" draw:layer="layout" draw:type="curve" svg:x1="13.001cm" svg:y1="11.051cm" svg:x2="7.951cm" svg:y2="15.101cm" draw:start-shape="id4" draw:start-glue-point="6" draw:end-shape="id6" draw:end-glue-point="4" svg:d="M13001 11051c-3367 0-5050 1350-5050 4050">
          <text:p/>
        </draw:connector>
        <draw:connector draw:style-name="gr2" draw:text-style-name="P1" draw:layer="layout" draw:type="curve" svg:x1="13.279cm" svg:y1="11.723cm" svg:x2="11.952cm" svg:y2="15.101cm" draw:start-shape="id4" draw:start-glue-point="7" draw:end-shape="id7" draw:end-glue-point="4" svg:d="M13279 11723c0 2742-1327 1053-1327 3378">
          <text:p/>
        </draw:connector>
        <draw:connector draw:style-name="gr2" draw:text-style-name="P1" draw:layer="layout" draw:type="curve" svg:x1="14.901cm" svg:y1="11.051cm" svg:x2="15.952cm" svg:y2="15.101cm" draw:start-shape="id4" draw:start-glue-point="10" draw:end-shape="id8" draw:end-glue-point="4" svg:d="M14901 11051c701 0 1051 1350 1051 4050">
          <text:p/>
        </draw:connector>
        <draw:connector draw:style-name="gr2" draw:text-style-name="P1" draw:layer="layout" draw:type="curve" svg:x1="19.952cm" svg:y1="12.001cm" svg:x2="18.952cm" svg:y2="15.101cm" draw:start-shape="id5" draw:start-glue-point="8" draw:end-shape="id9" draw:end-glue-point="4" svg:d="M19952 12001c0 2325-1000 775-1000 3100">
          <text:p/>
        </draw:connector>
        <draw:connector draw:style-name="gr2" draw:text-style-name="P1" draw:layer="layout" draw:type="curve" svg:x1="20.902cm" svg:y1="11.051cm" svg:x2="22.952cm" svg:y2="15.101cm" draw:start-shape="id5" draw:start-glue-point="10" draw:end-shape="id10" draw:end-glue-point="4" svg:d="M20902 11051c1367 0 2050 1350 2050 4050">
          <text:p/>
        </draw:connector>
        <draw:connector draw:style-name="gr2" draw:text-style-name="P1" draw:layer="layout" draw:type="curve" svg:x1="24.951cm" svg:y1="8.001cm" svg:x2="26.952cm" svg:y2="15.101cm" draw:start-shape="id3" draw:start-glue-point="8" draw:end-shape="id11" draw:end-glue-point="4" svg:d="M24951 8001c0 5325 2001 1775 2001 7100">
          <text:p/>
        </draw:connector>
        <draw:connector draw:style-name="gr2" draw:text-style-name="P1" draw:layer="layout" draw:type="curve" svg:x1="25.901cm" svg:y1="7.051cm" svg:x2="30.953cm" svg:y2="15.101cm" draw:start-shape="id3" draw:start-glue-point="10" draw:end-shape="id12" draw:end-glue-point="4" svg:d="M25901 7051c3368 0 5052 2683 5052 8050">
          <text:p/>
        </draw:connector>
        <draw:connector draw:style-name="gr2" draw:text-style-name="P1" draw:layer="layout" draw:type="curve" svg:x1="25.901cm" svg:y1="7.051cm" svg:x2="34.953cm" svg:y2="15.101cm" draw:start-shape="id3" draw:start-glue-point="10" draw:end-shape="id13" draw:end-glue-point="4" svg:d="M25901 7051c6035 0 9052 2683 9052 8050">
          <text:p/>
        </draw:connector>
        <draw:custom-shape draw:style-name="gr3" draw:text-style-name="P1" draw:layer="layout" svg:width="38cm" svg:height="2.8cm" svg:x="2cm" svg:y="1.7cm">
          <text:p text:style-name="P1">ro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8cm" svg:height="2.8cm" svg:x="2.001cm" svg:y="5.501cm">
          <text:p text:style-name="P1">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8cm" svg:height="2.8cm" svg:x="2.002cm" svg:y="9.502cm">
          <text:p text:style-name="P1">subgroup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8cm" svg:height="2.8cm" svg:x="2.003cm" svg:y="14.503cm">
          <text:p text:style-name="P1"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1.9cm" svg:height="1.9cm" svg:x="11.002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9cm" svg:height="1.9cm" svg:x="28.003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5.952cm" svg:y1="17.001cm" svg:x2="11.952cm" svg:y2="19.101cm" draw:start-shape="id8" draw:start-glue-point="8" draw:end-shape="id14" draw:end-glue-point="4" svg:d="M15952 17001c0 1575-4000 525-4000 2100">
          <text:p/>
        </draw:connector>
        <draw:connector draw:style-name="gr2" draw:text-style-name="P1" draw:layer="layout" draw:type="curve" svg:x1="15.952cm" svg:y1="17.001cm" svg:x2="28.953cm" svg:y2="19.101cm" draw:start-shape="id8" draw:start-glue-point="8" draw:end-shape="id15" draw:end-glue-point="4" svg:d="M15952 17001c0 1575 13001 525 13001 2100">
          <text:p/>
        </draw:connector>
        <draw:custom-shape draw:style-name="gr3" draw:text-style-name="P1" draw:layer="layout" svg:width="10.096cm" svg:height="2.8cm" svg:x="6.004cm" svg:y="18.504cm">
          <text:p text:style-name="P1">Input/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096cm" svg:height="2.8cm" svg:x="24.004cm" svg:y="18.505cm">
          <text:p text:style-name="P1">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1.9cm" svg:height="1.9cm" svg:x="24.103cm" svg:y="2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9cm" svg:height="1.9cm" svg:x="28.104cm" svg:y="2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9cm" svg:height="1.9cm" svg:x="32.104cm" svg:y="2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8.953cm" svg:y1="21.001cm" svg:x2="25.053cm" svg:y2="23.101cm" draw:start-shape="id15" draw:start-glue-point="8" draw:end-shape="id16" svg:d="M28953 21001c0 1575-3900 525-3900 2100">
          <text:p/>
        </draw:connector>
        <draw:connector draw:style-name="gr2" draw:text-style-name="P1" draw:layer="layout" draw:type="curve" svg:x1="28.953cm" svg:y1="21.001cm" svg:x2="29.054cm" svg:y2="23.101cm" draw:start-shape="id15" draw:start-glue-point="8" draw:end-shape="id17" draw:end-glue-point="4" svg:d="M28953 21001c0 1575 101 525 101 2100">
          <text:p/>
        </draw:connector>
        <draw:connector draw:style-name="gr2" draw:text-style-name="P1" draw:layer="layout" draw:type="curve" svg:x1="28.953cm" svg:y1="21.001cm" svg:x2="33.054cm" svg:y2="23.101cm" draw:start-shape="id15" draw:start-glue-point="8" draw:end-shape="id18" draw:end-glue-point="4" svg:d="M28953 21001c0 1575 4101 525 4101 2100">
          <text:p/>
        </draw:connector>
        <draw:custom-shape draw:style-name="gr3" draw:text-style-name="P1" draw:layer="layout" svg:width="16.996cm" svg:height="2.8cm" svg:x="18.004cm" svg:y="22.506cm">
          <text:p text:style-name="P1"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ello da messina</meta:initial-creator>
    <meta:creation-date>2021-10-29T14:12:02</meta:creation-date>
    <dc:date>2021-10-29T14:53:59</dc:date>
    <dc:creator>antonello da messina</dc:creator>
    <meta:editing-duration>PT26M18S</meta:editing-duration>
    <meta:editing-cycles>2</meta:editing-cycles>
    <meta:generator>OpenOffice/4.1.10$Unix OpenOffice.org_project/4110m2$Build-9807</meta:generator>
    <meta:document-statistic meta:object-count="42"/>
  </office:meta>
</office:document-meta>
</file>